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04F1790B349792864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4cm" fo:padding-bottom="0.04cm" fo:padding-left="0.08cm" fo:padding-right="0.08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0.961cm" fo:padding-top="0.04cm" fo:padding-bottom="0.04cm" fo:padding-left="0.08cm" fo:padding-right="0.08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593cm" fo:min-width="27.009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25cm" fo:min-width="27.00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52cm" fo:min-width="27.009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0.961cm" fo:padding-top="0.04cm" fo:padding-bottom="0.04cm" fo:padding-left="0.08cm" fo:padding-right="0.08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593cm" fo:min-width="27.00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25cm" fo:min-width="27.00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52cm" fo:min-width="27.009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0.961cm" fo:padding-top="0.04cm" fo:padding-bottom="0.04cm" fo:padding-left="0.08cm" fo:padding-right="0.08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593cm" fo:min-width="27.00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25cm" fo:min-width="27.009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52cm" fo:min-width="27.009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0.961cm" fo:padding-top="0.04cm" fo:padding-bottom="0.04cm" fo:padding-left="0.08cm" fo:padding-right="0.0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593cm" fo:min-width="27.009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25cm" fo:min-width="27.009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52cm" fo:min-width="27.00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05cm" fo:min-width="10.961cm" fo:padding-top="0.04cm" fo:padding-bottom="0.04cm" fo:padding-left="0.08cm" fo:padding-right="0.08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593cm" fo:min-width="27.009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25cm" fo:min-width="27.00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52cm" fo:min-width="27.00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14" style:family="paragraph">
      <loext:graphic-properties draw:fill="none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1" fo:font-size="21pt" fo:letter-spacing="normal" fo:language="en" fo:country="PH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libri1" fo:font-size="28pt" fo:letter-spacing="normal" fo:language="en" fo:country="P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52pt" fo:letter-spacing="normal" fo:language="en" fo:country="PH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Calibri1" fo:font-size="30pt" fo:letter-spacing="normal" fo:language="en" fo:country="PH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Picture 2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" draw:style-name="gr2" draw:text-style-name="P3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3" draw:text-style-name="P5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5" draw:text-style-name="P9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5" draw:text-style-name="P9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Picture 2_0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1" draw:style-name="gr7" draw:text-style-name="P11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3" draw:style-name="gr8" draw:text-style-name="P12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" draw:style-name="gr9" draw:text-style-name="P13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4" draw:style-name="gr10" draw:text-style-name="P14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5" draw:style-name="gr11" draw:text-style-name="P14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Picture 2_1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0" draw:style-name="gr12" draw:text-style-name="P11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0" draw:style-name="gr13" draw:text-style-name="P12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0" draw:style-name="gr14" draw:text-style-name="P13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" draw:style-name="gr15" draw:text-style-name="P14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2" draw:style-name="gr16" draw:text-style-name="P14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Picture 2_2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3" draw:style-name="gr17" draw:text-style-name="P11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9" draw:style-name="gr18" draw:text-style-name="P12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3" draw:style-name="gr19" draw:text-style-name="P13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0" draw:style-name="gr20" draw:text-style-name="P14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1" draw:style-name="gr21" draw:text-style-name="P14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Picture 2_3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2" draw:style-name="gr22" draw:text-style-name="P11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6" draw:style-name="gr23" draw:text-style-name="P12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2" draw:style-name="gr24" draw:text-style-name="P13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7" draw:style-name="gr25" draw:text-style-name="P14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8" draw:style-name="gr26" draw:text-style-name="P14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Picture 2_4" draw:style-name="gr1" draw:text-style-name="P1" draw:layer="layout" svg:width="6.553cm" svg:height="1.823cm" svg:x="19.72cm" svg:y="0.292cm">
          <draw:image xlink:href="Pictures/10000201000001060000004F1790B349792864BC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5" draw:style-name="gr27" draw:text-style-name="P11" draw:layer="layout" svg:width="1.146cm" svg:height="1.14cm" svg:x="26.045cm" svg:y="0.078cm">
          <text:p text:style-name="P2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5" draw:style-name="gr28" draw:text-style-name="P12" draw:layer="layout" svg:width="11.12cm" svg:height="0.684cm" svg:x="0.284cm" svg:y="0.547cm">
          <text:p text:style-name="P4"><text:span text:style-name="T2">COMPUTE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5" draw:style-name="gr29" draw:text-style-name="P13" draw:layer="layout" svg:width="27.516cm" svg:height="0.846cm" svg:x="0cm" svg:y="5.503cm">
          <text:p text:style-name="P6"><text:span text:style-name="T3">Michael B. Syson</text:span><text:span text:style-name="T3"><text:line-break/></text:span><text:span text:style-name="T3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6" draw:style-name="gr30" draw:text-style-name="P14" draw:layer="layout" svg:width="27.516cm" svg:height="1.278cm" svg:x="0cm" svg:y="9.525cm">
          <text:p text:style-name="P8"><text:span text:style-name="T4">Mobile: +63929.952.7263</text:span></text:p>
          <text:p text:style-name="P8"><text:span text:style-name="T4">Email: masarapmabuhay@gmail.com</text:span></text:p>
          <text:p text:style-name="P8"><text:span text:style-name="T4">Website: www.usbong.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_17" draw:style-name="gr31" draw:text-style-name="P14" draw:layer="layout" svg:width="27.516cm" svg:height="1.405cm" svg:x="0cm" svg:y="15.663cm">
          <text:p text:style-name="P8"><text:span text:style-name="T2">Address: #2 E. Manalo (formerly, E. Rodriguez) Ave., </text:span></text:p>
          <text:p text:style-name="P8"><text:span text:style-name="T2">Sto. Ni</text:span><text:span text:style-name="T5">ño, Marikina City, 1820, Philip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5.069cm" fo:page-height="19.68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P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4.764cm" svg:height="3.174cm" svg:x="1.376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4.764cm" svg:height="12.571cm" svg:x="1.376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6.42cm" svg:height="1.013cm" svg:x="1.376cm" svg:y="17.657cm" presentation:class="date-time" presentation:user-transformed="true">
        <draw:text-box>
          <text:p text:style-name="MP12"><text:span text:style-name="MT6">05/09/2019</text:span></text:p>
        </draw:text-box>
      </draw:frame>
      <draw:frame draw:name="Footer Placeholder 4" presentation:style-name="Mpr3" draw:text-style-name="MP13" draw:layer="backgroundobjects" svg:width="8.713cm" svg:height="1.013cm" svg:x="9.40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6.42cm" svg:height="1.013cm" svg:x="19.72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205</meta:editing-cycles>
    <meta:creation-date>2016-11-14T05:18:37</meta:creation-date>
    <dc:date>2020-07-09T15:17:32.165008023</dc:date>
    <meta:editing-duration>P29DT1H46M</meta:editing-duration>
    <meta:generator>LibreOffice/6.4.3.2$Linux_X86_64 LibreOffice_project/40$Build-2</meta:generator>
    <meta:document-statistic meta:object-count="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